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p Report</text:p>
      <text:p text:style-name="Standard"/>
      <text:p text:style-name="Standard"><text:tab/>The program works by matching text to regular expression and then replacing the matched text with a modified string. For example, in the file qstat_output.txt, we were tasked with removing all text but the first string of numbers and prefixing that string with “qdel”. This was accomplished by first searching for the initial string of numbers via the regular expression ^[0-9]+ and modifying that string, using the following printf command.</text:p>
      <text:p text:style-name="Standard"/>
      <text:p text:style-name="Standard"><text:tab/>Printf( “qdel %s”, yytext ); </text:p>
      <text:p text:style-name="Standard"/>
      <text:p text:style-name="Standard">However, this leaves the rest of the line intact. The regex \.fusion.* was used to capture the string following the preserved numbers, and was replaced with an empty string. </text:p>
      <text:p text:style-name="Standard"/>
      <text:p text:style-name="Standard"><text:tab/>For java.cpp, replacing every line comment with a block comment was accomplished by searching for and capturing every line that started “//” with \/\/.*$, and printed using:</text:p>
      <text:p text:style-name="Standard"><text:tab/></text:p>
      <text:p text:style-name="Standard"><text:tab/>printf( “\/* %s *\/”. yytext + 2 );</text:p>
      <text:p text:style-name="Standard"/>
      <text:p text:style-name="Standard">Note that the printed character array was shifted by two indexes so that “//” is not printed. </text:p>
      <text:p text:style-name="Standard"/>
      <text:p text:style-name="Standard">Troubles:</text:p>
      <text:p text:style-name="Standard"><text:tab/>I didn't know much about regular expressions coming into this lab. It was a good learning experience. Also, weird things happened with compiling such that changes made to reg_expr.l were not compiled until I re-downloaded the source and started fresh. <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bin Charpentier</meta:initial-creator>
    <meta:creation-date>2012-08-29T10:19:13</meta:creation-date>
    <dc:date>2012-08-29T10:42:44</dc:date>
    <dc:creator>Corbin Charpentier</dc:creator>
    <meta:editing-duration>PT8M21S</meta:editing-duration>
    <meta:editing-cycles>3</meta:editing-cycles>
    <meta:generator>LibreOffice/3.5$Linux_X86_64 LibreOffice_project/350m1$Build-2</meta:generator>
    <meta:document-statistic meta:table-count="0" meta:image-count="0" meta:object-count="0" meta:page-count="1" meta:paragraph-count="10" meta:word-count="199" meta:character-count="1225" meta:non-whitespace-character-count="1023"/>
  </office:meta>
</office:document-meta>
</file>